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0" fo:widows="0"/>
      <style:text-properties fo:font-size="12pt" style:font-size-asian="12pt" style:font-size-complex="12pt"/>
    </style:style>
    <style:style style:name="P2" style:family="paragraph" style:parent-style-name="Standard">
      <style:text-properties officeooo:rsid="001d2f61" officeooo:paragraph-rsid="001f7b9c"/>
    </style:style>
    <style:style style:name="P3" style:family="paragraph" style:parent-style-name="Standard">
      <style:text-properties officeooo:rsid="001d2f61" officeooo:paragraph-rsid="0040e4da"/>
    </style:style>
    <style:style style:name="P4" style:family="paragraph" style:parent-style-name="Standard">
      <style:text-properties officeooo:rsid="001d2f61" officeooo:paragraph-rsid="00428c8b"/>
    </style:style>
    <style:style style:name="P5" style:family="paragraph" style:parent-style-name="Standard">
      <style:text-properties officeooo:rsid="001d2f61" officeooo:paragraph-rsid="004f979a"/>
    </style:style>
    <style:style style:name="P6" style:family="paragraph" style:parent-style-name="Standard">
      <style:text-properties officeooo:rsid="001d2f61" officeooo:paragraph-rsid="0041f280"/>
    </style:style>
    <style:style style:name="P7" style:family="paragraph" style:parent-style-name="Standard">
      <style:text-properties officeooo:rsid="001d2f61" officeooo:paragraph-rsid="0047915d"/>
    </style:style>
    <style:style style:name="P8" style:family="paragraph" style:parent-style-name="Standard">
      <style:text-properties officeooo:rsid="001d2f61" officeooo:paragraph-rsid="00515c52"/>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officeooo:paragraph-rsid="003e2aa8" style:font-style-asian="normal" style:font-style-complex="normal"/>
    </style:style>
    <style:style style:name="P11" style:family="paragraph" style:parent-style-name="Standard">
      <style:text-properties officeooo:paragraph-rsid="0047915d"/>
    </style:style>
    <style:style style:name="P12" style:family="paragraph" style:parent-style-name="Standard">
      <style:text-properties officeooo:paragraph-rsid="004f979a"/>
    </style:style>
    <style:style style:name="P13" style:family="paragraph" style:parent-style-name="Standard" style:list-style-name="Exos">
      <style:text-properties officeooo:rsid="001d2f61" officeooo:paragraph-rsid="001f7b9c"/>
    </style:style>
    <style:style style:name="P14" style:family="paragraph" style:parent-style-name="Heading_20_1" style:master-page-name="Standard">
      <style:paragraph-properties style:page-number="auto" fo:padding="0cm" fo:border="none" style:shadow="none">
        <style:tab-stops>
          <style:tab-stop style:position="27.684cm" style:type="right"/>
        </style:tab-stops>
      </style:paragraph-properties>
      <style:text-properties fo:font-size="19pt" fo:language="fr" fo:country="FR" style:font-size-asian="19pt" style:font-size-complex="19pt"/>
    </style:style>
    <style:style style:name="P15" style:family="paragraph" style:parent-style-name="Exos" style:list-style-name="Exos"/>
    <style:style style:name="P16" style:family="paragraph" style:parent-style-name="Exos" style:list-style-name="Exos">
      <style:text-properties officeooo:paragraph-rsid="0040e4da"/>
    </style:style>
    <style:style style:name="P17" style:family="paragraph" style:parent-style-name="Exos" style:list-style-name="Exos">
      <style:text-properties officeooo:paragraph-rsid="004f979a"/>
    </style:style>
    <style:style style:name="P18" style:family="paragraph" style:parent-style-name="Exos" style:list-style-name="Exos">
      <style:text-properties officeooo:paragraph-rsid="0041f280"/>
    </style:style>
    <style:style style:name="P19" style:family="paragraph" style:parent-style-name="Exos" style:list-style-name="Exos">
      <style:text-properties officeooo:paragraph-rsid="00428c8b"/>
    </style:style>
    <style:style style:name="P20" style:family="paragraph" style:parent-style-name="Exos" style:list-style-name="Exos">
      <style:text-properties officeooo:paragraph-rsid="00515c52"/>
    </style:style>
    <style:style style:name="P21" style:family="paragraph" style:parent-style-name="Exos" style:list-style-name="Exos">
      <style:text-properties officeooo:paragraph-rsid="0047915d"/>
    </style:style>
    <style:style style:name="P22" style:family="paragraph" style:parent-style-name="Exos" style:list-style-name="Exos">
      <style:text-properties officeooo:rsid="0042132b" officeooo:paragraph-rsid="0042132b"/>
    </style:style>
    <style:style style:name="T1" style:family="text">
      <style:text-properties fo:font-style="italic" style:font-style-asian="italic" style:font-style-complex="italic"/>
    </style:style>
    <style:style style:name="T2" style:family="text">
      <style:text-properties fo:font-style="italic" officeooo:rsid="0052f55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2f61" style:font-style-asian="normal" style:font-style-complex="normal"/>
    </style:style>
    <style:style style:name="T5" style:family="text">
      <style:text-properties officeooo:rsid="001d2f61"/>
    </style:style>
    <style:style style:name="T6" style:family="text">
      <style:text-properties officeooo:rsid="002fa41d"/>
    </style:style>
    <style:style style:name="T7" style:family="text">
      <style:text-properties officeooo:rsid="0037dfed"/>
    </style:style>
    <style:style style:name="T8" style:family="text">
      <style:text-properties style:font-name="Arial1" officeooo:rsid="0037dfed" style:font-name-asian="Times New Roman" style:font-name-complex="Arial"/>
    </style:style>
    <style:style style:name="T9" style:family="text">
      <style:text-properties officeooo:rsid="00397ccc"/>
    </style:style>
    <style:style style:name="T10" style:family="text">
      <style:text-properties officeooo:rsid="003bfc97"/>
    </style:style>
    <style:style style:name="T11" style:family="text">
      <style:text-properties officeooo:rsid="003f20b8"/>
    </style:style>
    <style:style style:name="T12" style:family="text">
      <style:text-properties officeooo:rsid="0040e4da"/>
    </style:style>
    <style:style style:name="T13" style:family="text">
      <style:text-properties officeooo:rsid="0041f280"/>
    </style:style>
    <style:style style:name="T14" style:family="text">
      <style:text-properties officeooo:rsid="00442a53"/>
    </style:style>
    <style:style style:name="T15" style:family="text">
      <style:text-properties officeooo:rsid="0047915d"/>
    </style:style>
    <style:style style:name="T16" style:family="text">
      <style:text-properties officeooo:rsid="004d6966"/>
    </style:style>
    <style:style style:name="T17" style:family="text">
      <style:text-properties officeooo:rsid="00515c52"/>
    </style:style>
    <style:style style:name="T18" style:family="text">
      <style:text-properties officeooo:rsid="0052f556"/>
    </style:style>
    <style:style style:name="fr1"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998cm">
          <style:column-sep style:width="0.035cm" style:color="#000000" style:height="100%" style:style="solid"/>
          <style:column style:rel-width="32767*" fo:start-indent="0cm" fo:end-indent="0.499cm"/>
          <style:column style:rel-width="32768*" fo:start-indent="0.49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7">Systèmes linéaires 2</text:span><text:span text:style-name="T8">×</text:span><text:span text:style-name="T7">2</text:span><text:tab/><text:span text:style-name="T6">14</text:span>.<text:span text:style-name="T7">2</text:span></text:h>
      <text:p text:style-name="P1"/>
      <text:section text:style-name="Sect1" text:name="Section1">
        <text:list xml:id="list1667209246" text:style-name="Exos">
          <text:list-item>
            <text:p text:style-name="P16"><text:span text:style-name="T11">Une quantité de </text:span>6 kg de confiture <text:span text:style-name="T11">es</text:span>t réparti<text:span text:style-name="T11">e</text:span> dans 14 pots <text:span text:style-name="T13">qui sont tous pleins</text:span>. <text:span text:style-name="T13">C</text:span>ertains <text:span text:style-name="T13">de ces pots </text:span>en contiennent 500g, d’autres 375 g.<text:line-break/>Combien faudra-il de pots de chaque sorte ?</text:p>
          </text:list-item>
        </text:list>
        <text:p text:style-name="P3"/>
        <text:list xml:id="list151241170556387" text:continue-numbering="true" text:style-name="Exos">
          <text:list-item>
            <text:p text:style-name="P15">Dans une papeterie, 4 classeurs et 1 paquet de feuilles coûtent 7,20 euro, 3 classeurs et 2 paquets de feuilles coûtent 5,90 euro. Calculer le prix d'un classeur et celui d'un paquet de feuilles.</text:p>
          </text:list-item>
        </text:list>
        <text:p text:style-name="P4"/>
        <text:list xml:id="list151242118198148" text:continue-numbering="true" text:style-name="Exos">
          <text:list-item>
            <text:p text:style-name="P16">Un téléphone portable et son étui coûtent ensemble 110 €. Le téléphone coûte 100 € de plus que l'étui. Quels sont les prix du téléphone et de l'étui ?</text:p>
          </text:list-item>
        </text:list>
        <text:p text:style-name="P5"/>
        <text:list xml:id="list151240353012078" text:continue-numbering="true" text:style-name="Exos">
          <text:list-item>
            <text:p text:style-name="P17">Un cinéma propose deux tarifs d’entrée : l’un à 7€, l’autre à 4,50€. La vente de 227 tickets a donné une recette de 1459€. Combien de tickets de chaque sorte ont été vendus ?</text:p>
          </text:list-item>
        </text:list>
        <text:p text:style-name="P5"/>
        <text:list xml:id="list151241239805363" text:continue-numbering="true" text:style-name="Exos">
          <text:list-item>
            <text:p text:style-name="P17">Pierre vient d’acheter 3 pains au chocolat et 2 croissants. Il a payé 4,25€. Soudain il se ravise et dit au boulanger : « Excusez-moi, je me suis trompé, c’était le contraire. Pouvez-vous me donner un pain au chocolat de moins et un croissant de plus ? ». <text:span text:style-name="T13">L</text:span>e boulanger fait <text:span text:style-name="T13">alors </text:span>l’échange et rend 0,25€ à Pierre. Quel sont le<text:span text:style-name="T10">s</text:span> prix d’<text:span text:style-name="T10">un</text:span> croissant et d’<text:span text:style-name="T10">un</text:span> pain au chocolat ?</text:p>
          </text:list-item>
        </text:list>
        <text:p text:style-name="P4"/>
        <text:list xml:id="list151240494713481" text:continue-numbering="true" text:style-name="Exos">
          <text:list-item>
            <text:p text:style-name="P18">Trois amis pêcheurs achètent des poches d’hameçons et des bouchons. Le premier prend 3 poches et 2 bouchons. Le second, 2 poches et 4 bouchons. Le troisième, 4 poches et 1 bouchon. Le premier a dépensé 4,60 <text:span text:style-name="T14">€</text:span>, le second 6 <text:span text:style-name="T14">€</text:span>.<text:line-break/>Combien a dépensé le troisième ?</text:p>
          </text:list-item>
        </text:list>
        <text:p text:style-name="P6"/>
        <text:list xml:id="list151241910368444" text:continue-numbering="true" text:style-name="Exos">
          <text:list-item>
            <text:p text:style-name="P19">Le périmètre d’un rectangle est 90m. Si l’on augmente une de ses dimensions de 5 m et l’autre de 2 m, son aire augmente de 160 m². Quelles sont ses dimensions ? »</text:p>
          </text:list-item>
        </text:list>
        <text:p text:style-name="P12"/>
        <text:list xml:id="list151240294135581" text:continue-numbering="true" text:style-name="Exos">
          <text:list-item>
            <text:p text:style-name="P17">La somme de deux nombres est 206. Si l’on divise le plus grand par le plus petit, le quotient est 4 et le reste est 1. Quels sont ces nombres ?</text:p>
          </text:list-item>
        </text:list>
        <text:p text:style-name="P8"/>
        <text:list xml:id="list151241505895149" text:continue-numbering="true" text:style-name="Exos">
          <text:list-item>
            <text:p text:style-name="P20">Lundi, un musée a reçu la visite de 140 adultes et 55 enfants. La recette s’est élevée à 865€. Le mercredi, le tarif adulte est diminué de 25% et le tarif enfant de 50%. Ce jour-là, il y a eu 180 entrées d’adultes et 20 entrées d’enfants, pour une recette de 705 €. Quels sont les tarifs <text:span text:style-name="T10">normaux </text:span>pour un adulte et un enfant ?</text:p>
          </text:list-item>
        </text:list>
        <text:p text:style-name="P8"/>
        <text:list xml:id="list151241377460142" text:continue-numbering="true" text:style-name="Exos">
          <text:list-item>
            <text:p text:style-name="P17">Déterminer la fonction affine <text:span text:style-name="T1">f</text:span> sachant que : <text:span text:style-name="T1">f</text:span>(8) = –5 et <text:span text:style-name="T1">f</text:span>(3) = 4.</text:p>
          </text:list-item>
        </text:list>
        <text:p text:style-name="P7"/>
        <text:list xml:id="list151240743883199" text:continue-numbering="true" text:style-name="Exos">
          <text:list-item>
            <text:p text:style-name="P15"><text:span text:style-name="T18">Déterminer la fonction </text:span><text:span text:style-name="T2">f</text:span> <text:span text:style-name="T18">telle que : <text:s/></text:span><text:span text:style-name="T18"><draw:frame draw:style-name="fr1" draw:name="Objet5" text:anchor-type="as-char" svg:y="-0.437cm" svg:width="3.32cm" svg:height="0.579cm" draw:z-index="2"><draw:object xlink:href="./Object 5" xlink:type="simple" xlink:show="embed" xlink:actuate="onLoad"/><draw:image xlink:href="./ObjectReplacements/Object 5" xlink:type="simple" xlink:show="embed" xlink:actuate="onLoad"/></draw:frame></text:span><text:span text:style-name="T18"> ; </text:span><text:span text:style-name="T2">f</text:span><text:span text:style-name="T18">(0) = 0 ; </text:span><text:span text:style-name="T2">f</text:span><text:span text:style-name="T18">(1) = 5 ; </text:span><text:span text:style-name="T2">f</text:span><text:span text:style-name="T18">(–1)= –1</text:span></text:p>
          </text:list-item>
        </text:list>
        <text:p text:style-name="P7"/>
        <text:list xml:id="list151240803696566" text:continue-numbering="true" text:style-name="Exos">
          <text:list-item>
            <text:p text:style-name="P15">Le premier devoir surveillé a duré une heure, le deuxième a duré deux heures. Il est décidé de calculer la moyenne en attribuant <text:span text:style-name="T9">un</text:span> coefficient 1 au devoir d'une heure et <text:span text:style-name="T9">un</text:span> coefficient 2 au devoir de deux heures.</text:p>
            <text:list>
              <text:list-item>
                <text:p text:style-name="P13">Alain a eu 15 <text:span text:style-name="T16">puis 9</text:span>. Calculer sa moyenne.</text:p>
              </text:list-item>
              <text:list-item>
                <text:p text:style-name="P13">Boris a eu 8 au premier devoir <text:span text:style-name="T12">et une</text:span> moyenne <text:span text:style-name="T12">de</text:span> 12. Combien a-t-il eu au deuxième devoir?</text:p>
              </text:list-item>
              <text:list-item>
                <text:p text:style-name="P13">Carine a 12 de moyenne, mais en permutant ses deux notes, elle aurait <text:span text:style-name="T9">13</text:span> de moyenne.<text:line-break/>Quelles sont ses deux notes?</text:p>
              </text:list-item>
            </text:list>
          </text:list-item>
        </text:list>
        <text:p text:style-name="P2"/>
        <text:list xml:id="list151242031515752" text:continue-numbering="true" text:style-name="Exos">
          <text:list-item>
            <text:p text:style-name="P21">Dans une station de métro, <text:span text:style-name="T15">u</text:span>n piéton fait l’aller-retour à vitesse constante <text:span text:style-name="T15">sur </text:span>un tapis roulant de 300 m. À l’aller, il met 1 minute et 30 secondes. Au retour, à contresens, il met 4 minutes et 30 secondes. Déterminez la vitesse du piéton et celle du tapis roulant.</text:p>
          </text:list-item>
        </text:list>
        <text:p text:style-name="P11"/>
        <text:list xml:id="list151240415086954" text:continue-numbering="true" text:style-name="Exos">
          <text:list-item>
            <text:p text:style-name="P20">Un amateur de Jazz-Rock veut enregistrer l’ensemble d’un concert, qui dure exactement 3 heures. Pour cela, il dispose de deux sortes de mini-disques, les uns de 25 minutes, et les autres de 15 minutes, et d’un coffret pouvant contenir 10 emplacements, et il ne veut pas emmener deux coffrets pour des raisons d’encombrement. Il souhaite que tous ses mini-disques soient complètement enregistrés.<text:line-break/>Déterminer le nombre de mini-disques de chaque sorte qu’il doit emmener.<text:line-break/><text:span text:style-name="T17">Y a-t-il plusieurs possibilités ?</text:span></text:p>
          </text:list-item>
        </text:list>
        <text:p text:style-name="P2"/>
        <text:list xml:id="list151240098981131" text:continue-numbering="true" text:style-name="Exos">
          <text:list-item>
            <text:p text:style-name="P22">Résoudre : <draw:frame draw:style-name="fr1" draw:name="Objet4" text:anchor-type="as-char" svg:y="-1.185cm" svg:width="3.053cm" svg:height="2.24cm" draw:z-index="3"><draw:object xlink:href="./Object 4" xlink:type="simple" xlink:show="embed" xlink:actuate="onLoad"/><draw:image xlink:href="./ObjectReplacements/Object 4" xlink:type="simple" xlink:show="embed" xlink:actuate="onLoad"/></draw:frame></text:p>
          </text:list-item>
        </text:list>
        <text:p text:style-name="P2"/>
        <text:list xml:id="list151240959656115" text:continue-numbering="true" text:style-name="Exos">
          <text:list-item>
            <text:p text:style-name="P15"><text:span text:style-name="T5">Résoudre : </text:span><text:span text:style-name="T3"><draw:frame draw:style-name="fr1" draw:name="Objet1" text:anchor-type="as-char" svg:y="-0.656cm" svg:width="2.558cm" svg:height="1.155cm" draw:z-index="0"><draw:object xlink:href="./Object 1" xlink:type="simple" xlink:show="embed" xlink:actuate="onLoad"/><draw:image xlink:href="./ObjectReplacements/Object 1" xlink:type="simple" xlink:show="embed" xlink:actuate="onLoad"/></draw:frame></text:span></text:p>
          </text:list-item>
        </text:list>
        <text:p text:style-name="P10"/>
        <text:list xml:id="list151241952598237" text:continue-numbering="true" text:style-name="Exos">
          <text:list-item>
            <text:p text:style-name="P15">Résoudre : <draw:frame draw:style-name="fr1" draw:name="Objet2" text:anchor-type="as-char" svg:y="-0.674cm" svg:width="3.759cm" svg:height="1.222cm" draw:z-index="4"><draw:object xlink:href="./Object 2" xlink:type="simple" xlink:show="embed" xlink:actuate="onLoad"/><draw:image xlink:href="./ObjectReplacements/Object 2" xlink:type="simple" xlink:show="embed" xlink:actuate="onLoad"/></draw:frame></text:p>
          </text:list-item>
        </text:list>
        <text:p text:style-name="P9"/>
        <text:list xml:id="list151241315778206" text:continue-numbering="true" text:style-name="Exos">
          <text:list-item>
            <text:p text:style-name="P15"><text:span text:style-name="T4">Résoudre : </text:span><text:span text:style-name="T3"><draw:frame draw:style-name="fr1" draw:name="Objet3" text:anchor-type="as-char" svg:y="-0.637cm" svg:width="2.757cm" svg:height="1.139cm" draw:z-index="1"><draw:object xlink:href="./Object 3" xlink:type="simple" xlink:show="embed" xlink:actuate="onLoad"/><draw:image xlink:href="./ObjectReplacements/Object 3" xlink:type="simple" xlink:show="embed" xlink:actuate="onLoad"/><svg:desc>formule</svg:desc></draw:frame></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20pt" fo:language="en" fo:country="GB"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CD" style:family="paragraph" style:parent-style-name="Standard" style:list-style-name="Exos">
      <style:paragraph-properties fo:orphans="0" fo:widows="0"/>
    </style:style>
    <style:style style:name="Exos" style:family="paragraph" style:parent-style-name="Standard" style:next-style-name="Standard" style:list-style-name="Exos">
      <style:paragraph-properties fo:padding="0cm" fo:border-left="none" fo:border-right="none" fo:border-top="0.74pt solid #000000" fo:border-bottom="none" style:shadow="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Exos">
      <text:list-level-style-number text:level="1" text:style-name="Numbering_20_Symbols" style:num-prefix="Ex " style:num-suffix=" - "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initial-creator>Fontanet</meta:initial-creator>
    <meta:creation-date>2006-04-06T23:12:00</meta:creation-date>
    <dc:date>2019-08-06T15:12:39.573000000</dc:date>
    <meta:print-date>2012-09-28T01:38:56.020000000</meta:print-date>
    <dc:language>fr-FR</dc:language>
    <meta:editing-cycles>114</meta:editing-cycles>
    <meta:editing-duration>PT11H32M52S</meta:editing-duration>
    <meta:document-statistic meta:table-count="0" meta:image-count="0" meta:object-count="5" meta:page-count="1" meta:paragraph-count="22" meta:word-count="697" meta:character-count="3542" meta:non-whitespace-character-count="286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o fence="true" stretchy="true">{</mo>
      <mrow>
        <mtable>
          <mtr>
            <mtd>
              <mrow>
                <mrow>
                  <mi>x</mi>
                  <mo stretchy="false">−</mo>
                  <mi>y</mi>
                </mrow>
                <mrow>
                  <msqrt>
                    <mn>3</mn>
                  </msqrt>
                  <mo stretchy="false">=</mo>
                  <mn>1</mn>
                </mrow>
              </mrow>
            </mtd>
          </mtr>
          <mtr>
            <mtd>
              <mrow>
                <mi>x</mi>
                <mrow>
                  <msqrt>
                    <mn>3</mn>
                  </msqrt>
                  <mo stretchy="false">+</mo>
                  <mn>3</mn>
                </mrow>
                <mrow>
                  <mi>y</mi>
                  <mo stretchy="false">=</mo>
                  <mn>2</mn>
                </mrow>
              </mrow>
            </mtd>
          </mtr>
        </mtable>
      </mrow>
    </mrow>
    <annotation encoding="StarMath 5.0">left lbrace stack{{ x-y sqrt{3}={1}} # {x sqrt{3}+{3}y={2} }} right none</annotation>
  </semantics>
</math>
</file>

<file path=Object 2/content.xml><?xml version="1.0" encoding="utf-8"?>
<math xmlns="http://www.w3.org/1998/Math/MathML" display="block">
  <semantics>
    <mrow>
      <mo fence="true" stretchy="true">{</mo>
      <mrow>
        <mtable>
          <mtr>
            <mtd>
              <mrow>
                <mrow>
                  <mo fence="true" stretchy="false">(</mo>
                  <mrow>
                    <mrow>
                      <msqrt>
                        <mn>3</mn>
                      </msqrt>
                      <mo stretchy="false">−</mo>
                      <msqrt>
                        <mn>2</mn>
                      </msqrt>
                    </mrow>
                  </mrow>
                  <mo fence="true" stretchy="false">)</mo>
                </mrow>
                <mrow>
                  <mi>x</mi>
                  <mo stretchy="false">−</mo>
                  <mn>2</mn>
                </mrow>
                <mrow>
                  <mi>y</mi>
                  <mo stretchy="false">=</mo>
                  <mn>2</mn>
                </mrow>
              </mrow>
            </mtd>
          </mtr>
          <mtr>
            <mtd>
              <mrow>
                <mrow>
                  <mi>x</mi>
                  <mo stretchy="false">−</mo>
                  <mrow>
                    <mo fence="true" stretchy="false">(</mo>
                    <mrow>
                      <mrow>
                        <msqrt>
                          <mn>3</mn>
                        </msqrt>
                        <mo stretchy="false">+</mo>
                        <msqrt>
                          <mn>2</mn>
                        </msqrt>
                      </mrow>
                    </mrow>
                    <mo fence="true" stretchy="false">)</mo>
                  </mrow>
                </mrow>
                <mrow>
                  <mi>y</mi>
                  <mo stretchy="false">=</mo>
                  <msqrt>
                    <mn>3</mn>
                  </msqrt>
                </mrow>
              </mrow>
            </mtd>
          </mtr>
        </mtable>
      </mrow>
    </mrow>
    <annotation encoding="StarMath 5.0">left lbrace stack{{ (sqrt{3}-sqrt{2})x-{2}y={2}} # {x-(sqrt{3}+sqrt{2})y=sqrt{3} }} right none</annotation>
  </semantics>
</math>
</file>

<file path=Object 3/content.xml><?xml version="1.0" encoding="utf-8"?>
<math xmlns="http://www.w3.org/1998/Math/MathML" display="block">
  <semantics>
    <mrow>
      <mo fence="true" stretchy="true">{</mo>
      <mrow>
        <mtable>
          <mtr>
            <mtd>
              <mrow>
                <mrow>
                  <msup>
                    <mi>x</mi>
                    <mn>2</mn>
                  </msup>
                  <mo stretchy="false">−</mo>
                  <msup>
                    <mi>y</mi>
                    <mn>2</mn>
                  </msup>
                </mrow>
                <mo stretchy="false">=</mo>
                <mn>4900</mn>
              </mrow>
            </mtd>
          </mtr>
          <mtr>
            <mtd>
              <mrow>
                <mrow>
                  <mi>x</mi>
                  <mo stretchy="false">−</mo>
                  <mi>y</mi>
                </mrow>
                <mo stretchy="false">=</mo>
                <mn>10</mn>
              </mrow>
            </mtd>
          </mtr>
        </mtable>
      </mrow>
    </mrow>
    <annotation encoding="StarMath 5.0">left lbrace stack{{ x^2-y^2 =4900} # {x -y=10}} right none</annotation>
  </semantics>
</math>
</file>

<file path=Object 4/content.xml><?xml version="1.0" encoding="utf-8"?>
<math xmlns="http://www.w3.org/1998/Math/MathML" display="block">
  <semantics>
    <mrow>
      <mo fence="true" stretchy="true">{</mo>
      <mrow>
        <mtable>
          <mtr>
            <mtd>
              <mrow>
                <mrow>
                  <mfrac>
                    <mi>x</mi>
                    <mn>3</mn>
                  </mfrac>
                  <mo stretchy="false">−</mo>
                  <mfrac>
                    <mi>y</mi>
                    <mn>2</mn>
                  </mfrac>
                </mrow>
                <mo stretchy="false">=</mo>
                <mrow>
                  <mrow>
                    <mo stretchy="false">−</mo>
                    <mfrac>
                      <mn>5</mn>
                      <mn>2</mn>
                    </mfrac>
                  </mrow>
                  <mo stretchy="false">+</mo>
                  <mfrac>
                    <mi>y</mi>
                    <mn>4</mn>
                  </mfrac>
                </mrow>
              </mrow>
            </mtd>
          </mtr>
          <mtr>
            <mtd>
              <mrow>
                <mrow>
                  <mfrac>
                    <mi>x</mi>
                    <mn>12</mn>
                  </mfrac>
                  <mo stretchy="false">+</mo>
                  <mi>y</mi>
                  <mo stretchy="false">−</mo>
                  <mn>1</mn>
                </mrow>
                <mo stretchy="false">=</mo>
                <mfrac>
                  <mrow>
                    <mn>3</mn>
                    <mi>y</mi>
                  </mrow>
                  <mn>8</mn>
                </mfrac>
              </mrow>
            </mtd>
          </mtr>
        </mtable>
      </mrow>
    </mrow>
    <annotation encoding="StarMath 5.0">left lbrace stack{{ {x}over{3}-{y}over{2}=-{5 over 2}+{y}over{4}} # {{x}over{12}+y-{1}={{3}y}over{8} }} right none</annotation>
  </semantics>
</math>
</file>

<file path=Object 5/content.xml><?xml version="1.0" encoding="utf-8"?>
<math xmlns="http://www.w3.org/1998/Math/MathML" display="block">
  <semantics>
    <mrow>
      <mi>f</mi>
      <mrow>
        <mrow>
          <mo fence="true" stretchy="false">(</mo>
          <mrow>
            <mi>x</mi>
          </mrow>
          <mo fence="true" stretchy="false">)</mo>
        </mrow>
        <mo stretchy="false">=</mo>
        <mi>a</mi>
      </mrow>
      <mrow>
        <msup>
          <mi>x</mi>
          <mn>2</mn>
        </msup>
        <mo stretchy="false">+</mo>
        <mi mathvariant="italic">bx</mi>
        <mo stretchy="false">+</mo>
        <mi>c</mi>
      </mrow>
    </mrow>
    <annotation encoding="StarMath 5.0">f (x) = a x^{2}+bx+c</annotation>
  </semantics>
</math>
</file>